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size="16pt" style:font-size-asian="16pt" style:font-size-complex="16pt"/>
    </style:style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</office:automatic-styles>
  <office:body>
    <office:text text:use-soft-page-breaks="true">
      <text:p text:style-name="P1"><text:span text:style-name="T2">CS330: Programming Language Project (PLP)</text:span></text:p>
      <text:p text:style-name="P3"><text:span text:style-name="T4">Assignment 2: Installation, programming environment, and Hello, World!</text:span></text:p>
      <text:p text:style-name="Standard"/>
      <text:p text:style-name="Standard"/>
      <text:p text:style-name="Standard"/>
      <text:p text:style-name="Standard">Now that you've picked a language and learned about its history and uses, it's time to actually get it set up and use<text:s/>it. <text:s/>For this assignment you must:</text:p>
      <text:p text:style-name="Standard"/>
      <text:list text:style-name="WWNum1">
        <text:list-item text:start-value="1">
          <text:p text:style-name="P5">Install your programming language and anything else that it needs to run (a programming environment or something similar)</text:p>
        </text:list-item>
        <text:list-item>
          <text:p text:style-name="P6">Write a "hello world" program in that language (checking the Internet for one is fine)</text:p>
        </text:list-item>
        <text:list-item>
          <text:p text:style-name="P7">Run the program</text:p>
        </text:list-item>
        <text:list-item>
          <text:p text:style-name="P8">Be prepared to show me that you can run the program during lab</text:p>
        </text:list-item>
      </text:list>
      <text:p text:style-name="Standard"/>
      <text:p text:style-name="Standard">Your write-up should address the following questions. <text:s/>Try to answer them in such a way that someone else would be able to follow your instructions and run your program (because someone<text:s/>probably will...):</text:p>
      <text:p text:style-name="Standard"/>
      <text:list text:style-name="WWNum2">
        <text:list-item text:start-value="1">
          <text:p text:style-name="P9">Can this language be installed on any operating system (Windows, Mac, Unix/Linux)? <text:s/>If not, what are its limitations?</text:p>
        </text:list-item>
      </text:list>
      <text:list text:style-name="WWNum2" text:continue-numbering="true">
        <text:list-item>
          <text:list>
            <text:list-item>
              <text:p text:style-name="P10">Windows and Linux. On mac, you need xCode to help compile it.<text:s/></text:p>
            </text:list-item>
          </text:list>
        </text:list-item>
        <text:list-item>
          <text:p text:style-name="P11">Give instructions for how to install the language</text:p>
          <text:list text:continue-numbering="true">
            <text:list-item>
              <text:p text:style-name="P12">Install xCode from the apple store on mac. Then, install your preferred IDE (eclipse, clion, codebreakers, visual studio, etc.) XCode would not install on my mac, so I am using an online compiler.</text:p>
            </text:list-item>
          </text:list>
        </text:list-item>
        <text:list-item>
          <text:p text:style-name="P13">Where do you write programs in this language (as in: in a text<text:s/>editor, a special editor just for that language, something else?)</text:p>
          <text:list text:continue-numbering="true">
            <text:list-item>
              <text:p text:style-name="P14">I write the programs in a special editor on my online IDE.</text:p>
            </text:list-item>
            <text:list-item>
              <text:p text:style-name="P15">Related: Does this language come with a recommended programming environment? <text:s/>What is it? <text:s/>If not, how did you pick the one that you'll be using?</text:p>
              <text:list text:continue-numbering="true">
                <text:list-item>
                  <text:p text:style-name="P16">Yes, it is already in the IDE.</text:p>
                </text:list-item>
                <text:list-item>
                  <text:p text:style-name="P17">https://www.onlinegdb.com/online_c++_compiler</text:p>
                </text:list-item>
              </text:list>
            </text:list-item>
          </text:list>
        </text:list-item>
        <text:list-item>
          <text:p text:style-name="P18">How do you run programs that you write?</text:p>
          <text:list text:continue-numbering="true">
            <text:list-item>
              <text:p text:style-name="P19">Simply press the run button in the upper left hand corner.</text:p>
            </text:list-item>
          </text:list>
        </text:list-item>
        <text:list-item>
          <text:p text:style-name="P20">Is there a lot of boiler-plate code that you need to write a program (like in Java)? <text:s/>Or can you just start writing (like in Python and Perl)?</text:p>
          <text:list text:continue-numbering="true">
            <text:list-item>
              <text:p text:style-name="P21">Yes, not as much as Java.</text:p>
            </text:list-item>
            <text:list-item>
              <text:p text:style-name="P22">Example</text:p>
              <text:list text:continue-numbering="true">
                <text:list-item>
                  <text:p text:style-name="P23">#include &lt;iostream&gt;</text:p>
                </text:list-item>
                <text:list-item>
                  <text:p text:style-name="P24">using namespace std;</text:p>
                </text:list-item>
              </text:list>
            </text:list-item>
          </text:list>
        </text:list-item>
        <text:list-item>
          <text:p text:style-name="P25">How do you write comments in your language?</text:p>
          <text:list text:continue-numbering="true">
            <text:list-item>
              <text:p text:style-name="P26">You use ‘//’</text:p>
            </text:list-item>
          </text:list>
        </text:list-item>
      </text:list>
      <text:p text:style-name="Standard"/>
      <text:p text:style-name="Standard"/>
      <text:p text:style-name="Standard"/>
      <text:p text:style-name="Standard">The answers to these questions will be put in a GitHub repository that<text:s/>you create, which you will send me a link to. <text:s/>Make sure that your answers are clear, accurate, and fully-formed: remember that these tutorials are public, and GitHub users don't have the context of the assignment that you do.</text:p>
      <text:soft-page-break/>
      <text:p text:style-name="Standard"><text:s/>Explain the reasoning behind<text:s/>the answers as much as possible. <text:s/>If there is no clear-cut answer to a question, explain why not. <text:s/>And cite your sources! <text:s/></text:p>
      <text:p text:style-name="Standard"/>
      <text:p text:style-name="Standard">A sample GitHub tutorial (for Perl) can be found here: https://github.com/amber-stubbs/PerlTutoria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rissy lloyd</dc:creator>
    <meta:creation-date>2020-09-17T15:29:00Z</meta:creation-date>
    <dc:date>2020-09-17T15:29:00Z</dc:date>
    <meta:template xlink:href="Normal.dotm" xlink:type="simple"/>
    <meta:editing-cycles>2</meta:editing-cycles>
    <meta:editing-duration>PT60S</meta:editing-duration>
    <meta:document-statistic meta:page-count="2" meta:paragraph-count="5" meta:word-count="378" meta:character-count="2529" meta:row-count="17" meta:non-whitespace-character-count="2156"/>
  </office:meta>
</office:document-meta>
</file>